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3000001C6A4DF36666B614BE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467cm" svg:x="1.001cm" svg:y="1.13cm">
          <draw:image xlink:href="Pictures/1000000000000483000001C6A4DF36666B614BE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_20_LibreOffice" style:display-name="Fill LibreOffice" style:family="graphic" style:parent-style-name="standard">
      <style:graphic-properties draw:stroke-dash="Dashed_20__28_var_29__20_2" svg:stroke-color="#1b511b" draw:fill-color="#00a500" draw:fill-gradient-name="Gradient_20_2" draw:fill-hatch-name="Red_20_90_20_Degrees_20_Crossed_20_1" draw:fill-image-name="Bitmap_20_1" draw:textarea-horizontal-align="justify" draw:textarea-vertical-align="middle" draw:auto-grow-height="false" fo:min-height="0.226cm" fo:min-width="1.098cm" fo:wrap-option="wrap"/>
      <style:paragraph-properties fo:text-align="center"/>
      <style:text-properties fo:color="#ffffff" loext:opacity="100%" style:font-name="Carlito1" fo:font-family="Carlito" style:font-style-name="Bold" style:font-family-generic="swiss" style:font-pitch="variable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7:18:33.876129761</meta:creation-date>
    <dc:date>2020-12-10T20:58:02.877811882</dc:date>
    <dc:creator>Rafael Lima</dc:creator>
    <meta:editing-duration>PT1H12M30S</meta:editing-duration>
    <meta:editing-cycles>11</meta:editing-cycles>
    <meta:generator>LibreOffice/7.0.3.1$Linux_X86_64 LibreOffice_project/00$Build-1</meta:generator>
    <meta:document-statistic meta:object-count="1"/>
  </office:meta>
</office:document-meta>
</file>